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22"/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3.76766666666667cm"/>
    </style:style>
    <style:style style:name="co3" style:family="table-column">
      <style:table-column-properties fo:break-before="auto" style:column-width="3.95816666666667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4.67783333333333cm"/>
    </style:style>
    <style:style style:name="co6" style:family="table-column">
      <style:table-column-properties fo:break-before="auto" style:column-width="4.826cm"/>
    </style:style>
    <style:style style:name="co7" style:family="table-column">
      <style:table-column-properties fo:break-before="auto" style:column-width="4.191cm"/>
    </style:style>
    <style:style style:name="co8" style:family="table-column">
      <style:table-column-properties fo:break-before="auto" style:column-width="4.42383333333333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 table:visibility="collapse"/>
        <table:table-column table:style-name="co1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 table:visibility="collapse"/>
        <table:table-column table:style-name="co8" table:number-columns-repeated="2" table:default-cell-style-name="ce1"/>
        <table:table-column table:style-name="co9" table:number-columns-repeated="16374" table:default-cell-style-name="ce1"/>
        <table:table-row table:style-name="ro1">
          <table:table-cell table:style-name="ce1"/>
          <table:table-cell office:value-type="string" table:style-name="ce2">
            <text:p>FIX Manueller Prozess</text:p>
          </table:table-cell>
          <table:table-cell office:value-type="string" table:style-name="ce2">
            <text:p>VAR Manueller Prozess</text:p>
          </table:table-cell>
          <table:table-cell office:value-type="string" table:style-name="ce2">
            <text:p>MANUELL GESAMT</text:p>
          </table:table-cell>
          <table:table-cell office:value-type="string" table:style-name="ce2">
            <text:p>Kosten Manuell</text:p>
          </table:table-cell>
          <table:table-cell office:value-type="string" table:style-name="ce2">
            <text:p>FIX Automatisierter Prozess</text:p>
          </table:table-cell>
          <table:table-cell office:value-type="string" table:style-name="ce2">
            <text:p>VAR Automatisierter Prozess</text:p>
          </table:table-cell>
          <table:table-cell office:value-type="string" table:style-name="ce2">
            <text:p>AUTOMATISIERT GESAMT</text:p>
          </table:table-cell>
          <table:table-cell office:value-type="string" table:style-name="ce2">
            <text:p>Kosten Automatisiert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date" office:date-value="2020-07-01T00:00:00" table:style-name="ce3">
            <text:p>Jul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2]+[.C2]" table:style-name="ce2">
            <text:p>315 €</text:p>
          </table:table-cell>
          <table:table-cell office:value-type="currency" office:value="315" table:formula="of:=[.D2]" table:style-name="ce2">
            <text:p>31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1350" table:style-name="ce2">
            <text:p>1.350 €</text:p>
          </table:table-cell>
          <table:table-cell office:value-type="currency" office:value="1450" table:formula="of:=[.F2]+[.G2]" table:style-name="ce2">
            <text:p>1.450 €</text:p>
          </table:table-cell>
          <table:table-cell office:value-type="currency" office:value="1450" table:formula="of:=[.H2]" table:style-name="ce2">
            <text:p>1.450 €</text:p>
          </table:table-cell>
          <table:table-cell table:style-name="ce2">
            <draw:frame draw:z-index="1" draw:id="id0" draw:style-name="a0" draw:name="Diagramm 1" svg:x="0.45625in" svg:y="0.12812in" svg:width="5.00417in" svg:height="2.995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office:value-type="date" office:date-value="2020-08-01T00:00:00" table:style-name="ce3">
            <text:p>Aug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3]+[.C3]" table:style-name="ce2">
            <text:p>315 €</text:p>
          </table:table-cell>
          <table:table-cell office:value-type="currency" office:value="630" table:formula="of:=[.D2]+[.E2]" table:style-name="ce2">
            <text:p>63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3]+[.G3]" table:style-name="ce2">
            <text:p>100 €</text:p>
          </table:table-cell>
          <table:table-cell office:value-type="currency" office:value="1550" table:formula="of:=[.H3]+[.I2]" table:style-name="ce2">
            <text:p>1.550 €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date" office:date-value="2020-09-01T00:00:00" table:style-name="ce3">
            <text:p>Sep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4]+[.C4]" table:style-name="ce2">
            <text:p>315 €</text:p>
          </table:table-cell>
          <table:table-cell office:value-type="currency" office:value="945" table:formula="of:=[.D3]+[.E3]" table:style-name="ce2">
            <text:p>94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4]+[.G4]" table:style-name="ce2">
            <text:p>100 €</text:p>
          </table:table-cell>
          <table:table-cell office:value-type="currency" office:value="1650" table:formula="of:=[.H4]+[.I3]" table:style-name="ce2">
            <text:p>1.6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0-10-01T00:00:00" table:style-name="ce3">
            <text:p>Okt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5]+[.C5]" table:style-name="ce2">
            <text:p>315 €</text:p>
          </table:table-cell>
          <table:table-cell office:value-type="currency" office:value="1260" table:formula="of:=[.D4]+[.E4]" table:style-name="ce2">
            <text:p>1.26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5]+[.G5]" table:style-name="ce2">
            <text:p>100 €</text:p>
          </table:table-cell>
          <table:table-cell office:value-type="currency" office:value="1750" table:formula="of:=[.H5]+[.I4]" table:style-name="ce2">
            <text:p>1.7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0-11-01T00:00:00" table:style-name="ce3">
            <text:p>Nov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6]+[.C6]" table:style-name="ce2">
            <text:p>315 €</text:p>
          </table:table-cell>
          <table:table-cell office:value-type="currency" office:value="1575" table:formula="of:=[.D5]+[.E5]" table:style-name="ce2">
            <text:p>1.57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6]+[.G6]" table:style-name="ce2">
            <text:p>100 €</text:p>
          </table:table-cell>
          <table:table-cell office:value-type="currency" office:value="1850" table:formula="of:=[.H6]+[.I5]" table:style-name="ce2">
            <text:p>1.8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0-12-01T00:00:00" table:style-name="ce3">
            <text:p>Dez 20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7]+[.C7]" table:style-name="ce2">
            <text:p>315 €</text:p>
          </table:table-cell>
          <table:table-cell office:value-type="currency" office:value="1890" table:formula="of:=[.D6]+[.E6]" table:style-name="ce2">
            <text:p>1.89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7]+[.G7]" table:style-name="ce2">
            <text:p>100 €</text:p>
          </table:table-cell>
          <table:table-cell office:value-type="currency" office:value="1950" table:formula="of:=[.H7]+[.I6]" table:style-name="ce2">
            <text:p>1.9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1-01T00:00:00" table:style-name="ce3">
            <text:p>Jan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8]+[.C8]" table:style-name="ce2">
            <text:p>315 €</text:p>
          </table:table-cell>
          <table:table-cell office:value-type="currency" office:value="2205" table:formula="of:=[.D7]+[.E7]" table:style-name="ce2">
            <text:p>2.20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8]+[.G8]" table:style-name="ce2">
            <text:p>100 €</text:p>
          </table:table-cell>
          <table:table-cell office:value-type="currency" office:value="2050" table:formula="of:=[.H8]+[.I7]" table:style-name="ce2">
            <text:p>2.0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2-01T00:00:00" table:style-name="ce3">
            <text:p>Feb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9]+[.C9]" table:style-name="ce2">
            <text:p>315 €</text:p>
          </table:table-cell>
          <table:table-cell office:value-type="currency" office:value="2520" table:formula="of:=[.D8]+[.E8]" table:style-name="ce2">
            <text:p>2.52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9]+[.G9]" table:style-name="ce2">
            <text:p>100 €</text:p>
          </table:table-cell>
          <table:table-cell office:value-type="currency" office:value="2150" table:formula="of:=[.H9]+[.I8]" table:style-name="ce2">
            <text:p>2.1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3-01T00:00:00" table:style-name="ce3">
            <text:p>Mrz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0]+[.C10]" table:style-name="ce2">
            <text:p>315 €</text:p>
          </table:table-cell>
          <table:table-cell office:value-type="currency" office:value="2835" table:formula="of:=[.D9]+[.E9]" table:style-name="ce2">
            <text:p>2.83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0]+[.G10]" table:style-name="ce2">
            <text:p>100 €</text:p>
          </table:table-cell>
          <table:table-cell office:value-type="currency" office:value="2250" table:formula="of:=[.H10]+[.I9]" table:style-name="ce2">
            <text:p>2.2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4-01T00:00:00" table:style-name="ce3">
            <text:p>Apr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1]+[.C11]" table:style-name="ce2">
            <text:p>315 €</text:p>
          </table:table-cell>
          <table:table-cell office:value-type="currency" office:value="3150" table:formula="of:=[.D10]+[.E10]" table:style-name="ce2">
            <text:p>3.15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1]+[.G11]" table:style-name="ce2">
            <text:p>100 €</text:p>
          </table:table-cell>
          <table:table-cell office:value-type="currency" office:value="2350" table:formula="of:=[.H11]+[.I10]" table:style-name="ce2">
            <text:p>2.3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5-01T00:00:00" table:style-name="ce3">
            <text:p>Mai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2]+[.C12]" table:style-name="ce2">
            <text:p>315 €</text:p>
          </table:table-cell>
          <table:table-cell office:value-type="currency" office:value="3465" table:formula="of:=[.D11]+[.E11]" table:style-name="ce2">
            <text:p>3.46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2]+[.G12]" table:style-name="ce2">
            <text:p>100 €</text:p>
          </table:table-cell>
          <table:table-cell office:value-type="currency" office:value="2450" table:formula="of:=[.H12]+[.I11]" table:style-name="ce2">
            <text:p>2.4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6-01T00:00:00" table:style-name="ce3">
            <text:p>Jun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3]+[.C13]" table:style-name="ce2">
            <text:p>315 €</text:p>
          </table:table-cell>
          <table:table-cell office:value-type="currency" office:value="3780" table:formula="of:=[.D12]+[.E12]" table:style-name="ce2">
            <text:p>3.78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3]+[.G13]" table:style-name="ce2">
            <text:p>100 €</text:p>
          </table:table-cell>
          <table:table-cell office:value-type="currency" office:value="2550" table:formula="of:=[.H13]+[.I12]" table:style-name="ce2">
            <text:p>2.5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7-01T00:00:00" table:style-name="ce3">
            <text:p>Jul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4]+[.C14]" table:style-name="ce2">
            <text:p>315 €</text:p>
          </table:table-cell>
          <table:table-cell office:value-type="currency" office:value="4095" table:formula="of:=[.D13]+[.E13]" table:style-name="ce2">
            <text:p>4.09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4]+[.G14]" table:style-name="ce2">
            <text:p>100 €</text:p>
          </table:table-cell>
          <table:table-cell office:value-type="currency" office:value="2650" table:formula="of:=[.H14]+[.I13]" table:style-name="ce2">
            <text:p>2.6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8-01T00:00:00" table:style-name="ce3">
            <text:p>Aug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5]+[.C15]" table:style-name="ce2">
            <text:p>315 €</text:p>
          </table:table-cell>
          <table:table-cell office:value-type="currency" office:value="4410" table:formula="of:=[.D14]+[.E14]" table:style-name="ce2">
            <text:p>4.41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5]+[.G15]" table:style-name="ce2">
            <text:p>100 €</text:p>
          </table:table-cell>
          <table:table-cell office:value-type="currency" office:value="2750" table:formula="of:=[.H15]+[.I14]" table:style-name="ce2">
            <text:p>2.7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09-01T00:00:00" table:style-name="ce3">
            <text:p>Sep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6]+[.C16]" table:style-name="ce2">
            <text:p>315 €</text:p>
          </table:table-cell>
          <table:table-cell office:value-type="currency" office:value="4725" table:formula="of:=[.D15]+[.E15]" table:style-name="ce2">
            <text:p>4.72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6]+[.G16]" table:style-name="ce2">
            <text:p>100 €</text:p>
          </table:table-cell>
          <table:table-cell office:value-type="currency" office:value="2850" table:formula="of:=[.H16]+[.I15]" table:style-name="ce2">
            <text:p>2.850 €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1-10-01T00:00:00" table:style-name="ce3">
            <text:p>Okt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7]+[.C17]" table:style-name="ce2">
            <text:p>315 €</text:p>
          </table:table-cell>
          <table:table-cell office:value-type="currency" office:value="5040" table:formula="of:=[.D16]+[.E16]" table:style-name="ce2">
            <text:p>5.04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7]+[.G17]" table:style-name="ce2">
            <text:p>100 €</text:p>
          </table:table-cell>
          <table:table-cell office:value-type="currency" office:value="2950" table:formula="of:=[.H17]+[.I16]" table:style-name="ce2">
            <text:p>2.950 €</text:p>
          </table:table-cell>
          <table:table-cell table:number-columns-repeated="16375"/>
        </table:table-row>
        <table:table-row table:style-name="ro1">
          <table:table-cell office:value-type="date" office:date-value="2021-11-01T00:00:00" table:style-name="ce3">
            <text:p>Nov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8]+[.C18]" table:style-name="ce2">
            <text:p>315 €</text:p>
          </table:table-cell>
          <table:table-cell office:value-type="currency" office:value="5355" table:formula="of:=[.D17]+[.E17]" table:style-name="ce2">
            <text:p>5.355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8]+[.G18]" table:style-name="ce2">
            <text:p>100 €</text:p>
          </table:table-cell>
          <table:table-cell office:value-type="currency" office:value="3050" table:formula="of:=[.H18]+[.I17]" table:style-name="ce2">
            <text:p>3.050 €</text:p>
          </table:table-cell>
          <table:table-cell table:number-columns-repeated="16375"/>
        </table:table-row>
        <table:table-row table:style-name="ro1">
          <table:table-cell office:value-type="date" office:date-value="2021-12-01T00:00:00" table:style-name="ce3">
            <text:p>Dez 21</text:p>
          </table:table-cell>
          <table:table-cell office:value-type="currency" office:value="315" table:style-name="ce2">
            <text:p>315 €</text:p>
          </table:table-cell>
          <table:table-cell office:value-type="currency" office:value="0" table:style-name="ce2">
            <text:p>0 €</text:p>
          </table:table-cell>
          <table:table-cell office:value-type="currency" office:value="315" table:formula="of:=[.B19]+[.C19]" table:style-name="ce2">
            <text:p>315 €</text:p>
          </table:table-cell>
          <table:table-cell office:value-type="currency" office:value="5670" table:formula="of:=[.D18]+[.E18]" table:style-name="ce2">
            <text:p>5.670 €</text:p>
          </table:table-cell>
          <table:table-cell office:value-type="currency" office:value="100" table:style-name="ce2">
            <text:p>100 €</text:p>
          </table:table-cell>
          <table:table-cell office:value-type="currency" office:value="0" table:style-name="ce2">
            <text:p>0 €</text:p>
          </table:table-cell>
          <table:table-cell office:value-type="currency" office:value="100" table:formula="of:=[.F19]+[.G19]" table:style-name="ce2">
            <text:p>100 €</text:p>
          </table:table-cell>
          <table:table-cell office:value-type="currency" office:value="3150" table:formula="of:=[.H19]+[.I18]" table:style-name="ce2">
            <text:p>3.150 €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date-style style:name="N22">
      <number:month number:textual="true"/>
      <number:text> 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Menhorn Timo</meta:initial-creator>
    <dc:creator>Menhorn Timo</dc:creator>
    <meta:creation-date>2020-07-13T12:38:23Z</meta:creation-date>
    <dc:date>2020-07-13T14:54:2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date-style style:name="N22">
      <number:month number:textual="true"/>
      <number:text> </number:text>
      <number:year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4472c4" svg:stroke-opacity="100%" svg:stroke-linecap="round"/>
    </style:style>
    <style:style style:family="chart" style:name="G0S1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ed7d31" svg:stroke-opacity="100%" svg:stroke-linecap="round"/>
    </style:style>
    <style:style style:family="chart" style:name="G0S2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a5a5a5" svg:stroke-opacity="100%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431in" svg:stroke-color="#ffc000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5b9bd5" svg:stroke-opacity="100%" svg:stroke-linecap="round"/>
    </style:style>
    <style:style style:family="chart" style:name="G0S5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70ad47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2431in" svg:stroke-color="#264478" svg:stroke-opacity="100%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2431in" svg:stroke-color="#9e480e" svg:stroke-opacity="100%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5.7pt" svg:width="360.3pt" chart:style-name="Crt0">
        <chart:title chart:style-name="CT00">
          <text:p text:style-name="a0" text:class-names="" text:cond-style-name="">Amortisationsdauer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Tabelle1.$A$2:.$A$19"/>
          </chart:axis>
          <chart:axis chart:dimension="y" chart:name="primary-y" chart:style-name="Axs1">
            <chart:grid chart:class="major" chart:style-name="GMa1"/>
          </chart:axis>
          <chart:series chart:label-cell-address="Tabelle1.$B$1" chart:values-cell-range-address="Tabelle1.$B$2:.$B$19" chart:class="chart:line" chart:attached-axis="primary-y" chart:style-name="G0S0"/>
          <chart:series chart:label-cell-address="Tabelle1.$C$1" chart:values-cell-range-address="Tabelle1.$C$2:.$C$19" chart:class="chart:line" chart:attached-axis="primary-y" chart:style-name="G0S1"/>
          <chart:series chart:label-cell-address="Tabelle1.$D$1" chart:values-cell-range-address="Tabelle1.$D$2:.$D$19" chart:class="chart:line" chart:attached-axis="primary-y" chart:style-name="G0S2"/>
          <chart:series chart:label-cell-address="Tabelle1.$E$1" chart:values-cell-range-address="Tabelle1.$E$2:.$E$19" chart:class="chart:line" chart:attached-axis="primary-y" chart:style-name="G0S3">
            <chart:data-point chart:repeated="18"/>
          </chart:series>
          <chart:series chart:label-cell-address="Tabelle1.$F$1" chart:values-cell-range-address="Tabelle1.$F$2:.$F$19" chart:class="chart:line" chart:attached-axis="primary-y" chart:style-name="G0S4"/>
          <chart:series chart:label-cell-address="Tabelle1.$G$1" chart:values-cell-range-address="Tabelle1.$G$2:.$G$19" chart:class="chart:line" chart:attached-axis="primary-y" chart:style-name="G0S5"/>
          <chart:series chart:label-cell-address="Tabelle1.$H$1" chart:values-cell-range-address="Tabelle1.$H$2:.$H$19" chart:class="chart:line" chart:attached-axis="primary-y" chart:style-name="G0S6"/>
          <chart:series chart:label-cell-address="Tabelle1.$I$1" chart:values-cell-range-address="Tabelle1.$I$2:.$I$19" chart:class="chart:line" chart:attached-axis="primary-y" chart:style-name="G0S7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